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51234" officeooo:paragraph-rsid="00151234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weight="bold" officeooo:rsid="00151234" officeooo:paragraph-rsid="0015123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weight="normal" officeooo:rsid="00151234" officeooo:paragraph-rsid="00151234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weight="normal" officeooo:rsid="0015c4c3" officeooo:paragraph-rsid="0015c4c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weight="normal" officeooo:rsid="0017e98e" officeooo:paragraph-rsid="0017e98e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weight="normal" officeooo:rsid="00151234" officeooo:paragraph-rsid="0015123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weight="normal" officeooo:rsid="00169eb1" officeooo:paragraph-rsid="00169eb1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weight="bold" officeooo:rsid="0015c4c3" officeooo:paragraph-rsid="0015c4c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weight="bold" officeooo:rsid="002cb530" officeooo:paragraph-rsid="002cb53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weight="bold" officeooo:rsid="00151234" officeooo:paragraph-rsid="0015123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weight="bold" officeooo:rsid="0017e98e" officeooo:paragraph-rsid="0017e98e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weight="bold" officeooo:rsid="0017e98e" officeooo:paragraph-rsid="003fb62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weight="bold" officeooo:rsid="00169eb1" officeooo:paragraph-rsid="00169eb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weight="bold" officeooo:rsid="0030e49e" officeooo:paragraph-rsid="0030e49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weight="bold" officeooo:rsid="003181ce" officeooo:paragraph-rsid="003181c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weight="bold" officeooo:rsid="003655a5" officeooo:paragraph-rsid="003655a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weight="bold" officeooo:rsid="0019a631" officeooo:paragraph-rsid="0019a631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weight="bold" officeooo:rsid="003a7bf3" officeooo:paragraph-rsid="003a7bf3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weight="bold" officeooo:rsid="003b9e3a" officeooo:paragraph-rsid="003b9e3a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weight="bold" officeooo:rsid="003bc303" officeooo:paragraph-rsid="003bc303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weight="bold" officeooo:rsid="003c8ef7" officeooo:paragraph-rsid="003c8ef7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weight="bold" officeooo:rsid="003d9b4d" officeooo:paragraph-rsid="003d9b4d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weight="bold" officeooo:rsid="003ec57f" officeooo:paragraph-rsid="003ec57f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weight="bold" officeooo:rsid="003f716a" officeooo:paragraph-rsid="003f716a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weight="bold" officeooo:rsid="003fb628" officeooo:paragraph-rsid="003fb628" style:font-weight-asian="bold" style:font-weight-complex="bold"/>
    </style:style>
    <style:style style:name="P26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0.7cm" style:auto-text-indent="false" fo:background-color="transparent"/>
      <style:text-properties style:font-name="Liberation Sans" fo:font-weight="bold" officeooo:rsid="0019a631" officeooo:paragraph-rsid="0019a631" style:font-weight-asian="bold" style:font-weight-complex="bold"/>
    </style:style>
    <style:style style:name="P27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0.7cm" style:auto-text-indent="false" fo:background-color="transparent"/>
      <style:text-properties style:font-name="Liberation Sans" fo:font-weight="bold" officeooo:rsid="0019e370" officeooo:paragraph-rsid="0019a631" style:font-weight-asian="bold" style:font-weight-complex="bold"/>
    </style:style>
    <style:style style:name="P28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0.7cm" style:auto-text-indent="false" fo:background-color="transparent"/>
      <style:text-properties style:font-name="Liberation Sans" fo:font-weight="bold" officeooo:rsid="001d2134" officeooo:paragraph-rsid="0019a631" style:font-weight-asian="bold" style:font-weight-complex="bold"/>
    </style:style>
    <style:style style:name="P29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0.7cm" style:auto-text-indent="false" fo:background-color="transparent"/>
      <style:text-properties style:font-name="Liberation Sans" fo:font-weight="bold" officeooo:rsid="001f0f7a" officeooo:paragraph-rsid="001f0f7a" style:font-weight-asian="bold" style:font-weight-complex="bold"/>
    </style:style>
    <style:style style:name="P30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0.7cm" style:auto-text-indent="false" fo:background-color="transparent"/>
      <style:text-properties style:font-name="Liberation Sans" fo:font-weight="bold" officeooo:rsid="00202b30" officeooo:paragraph-rsid="00202b30" style:font-weight-asian="bold" style:font-weight-complex="bold"/>
    </style:style>
    <style:style style:name="P31" style:family="paragraph" style:parent-style-name="Standard" style:list-style-name="L1" style:master-page-name="">
      <loext:graphic-properties draw:fill="none"/>
      <style:paragraph-properties fo:margin-left="1.3cm" fo:margin-right="0cm" fo:text-align="justify" style:justify-single-word="false" fo:text-indent="-0.7cm" style:auto-text-indent="false" style:page-number="auto" fo:background-color="transparent"/>
      <style:text-properties style:font-name="Liberation Sans" fo:font-weight="bold" officeooo:rsid="0019a631" officeooo:paragraph-rsid="0019a631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weight="normal" officeooo:rsid="0021cf93" officeooo:paragraph-rsid="0021cf93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weight="normal" officeooo:rsid="00202b30" officeooo:paragraph-rsid="00202b30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weight="bold" officeooo:rsid="0021cf93" officeooo:paragraph-rsid="0021cf93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FreeMono" fo:font-weight="normal" officeooo:rsid="0021cf93" officeooo:paragraph-rsid="0021cf9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5cb1" style:font-weight-asian="normal" style:font-weight-complex="normal"/>
    </style:style>
    <style:style style:name="T3" style:family="text">
      <style:text-properties fo:font-weight="normal" officeooo:rsid="002cb896" style:font-weight-asian="normal" style:font-weight-complex="normal"/>
    </style:style>
    <style:style style:name="T4" style:family="text">
      <style:text-properties fo:font-weight="normal" officeooo:rsid="002dd156" style:font-weight-asian="normal" style:font-weight-complex="normal"/>
    </style:style>
    <style:style style:name="T5" style:family="text">
      <style:text-properties fo:font-weight="normal" officeooo:rsid="0030e49e" style:font-weight-asian="normal" style:font-weight-complex="normal"/>
    </style:style>
    <style:style style:name="T6" style:family="text">
      <style:text-properties fo:font-weight="normal" officeooo:rsid="003181ce" style:font-weight-asian="normal" style:font-weight-complex="normal"/>
    </style:style>
    <style:style style:name="T7" style:family="text">
      <style:text-properties fo:font-weight="normal" officeooo:rsid="00330421" style:font-weight-asian="normal" style:font-weight-complex="normal"/>
    </style:style>
    <style:style style:name="T8" style:family="text">
      <style:text-properties fo:font-weight="normal" officeooo:rsid="00344986" style:font-weight-asian="normal" style:font-weight-complex="normal"/>
    </style:style>
    <style:style style:name="T9" style:family="text">
      <style:text-properties fo:font-weight="normal" officeooo:rsid="0034e47a" style:font-weight-asian="normal" style:font-weight-complex="normal"/>
    </style:style>
    <style:style style:name="T10" style:family="text">
      <style:text-properties fo:font-weight="normal" officeooo:rsid="00376efe" style:font-weight-asian="normal" style:font-weight-complex="normal"/>
    </style:style>
    <style:style style:name="T11" style:family="text">
      <style:text-properties fo:font-weight="normal" officeooo:rsid="00386d87" style:font-weight-asian="normal" style:font-weight-complex="normal"/>
    </style:style>
    <style:style style:name="T12" style:family="text">
      <style:text-properties fo:font-weight="normal" officeooo:rsid="0038d28e" style:font-weight-asian="normal" style:font-weight-complex="normal"/>
    </style:style>
    <style:style style:name="T13" style:family="text">
      <style:text-properties fo:font-weight="normal" officeooo:rsid="003b9e3a" style:font-weight-asian="normal" style:font-weight-complex="normal"/>
    </style:style>
    <style:style style:name="T14" style:family="text">
      <style:text-properties fo:font-weight="normal" officeooo:rsid="003bc303" style:font-weight-asian="normal" style:font-weight-complex="normal"/>
    </style:style>
    <style:style style:name="T15" style:family="text">
      <style:text-properties fo:font-weight="normal" officeooo:rsid="003fb628" style:font-weight-asian="normal" style:font-weight-complex="normal"/>
    </style:style>
    <style:style style:name="T16" style:family="text">
      <style:text-properties fo:font-weight="normal" officeooo:rsid="0040e966" style:font-weight-asian="normal" style:font-weight-complex="normal"/>
    </style:style>
    <style:style style:name="T17" style:family="text">
      <style:text-properties fo:font-weight="normal" officeooo:rsid="0041895e" style:font-weight-asian="normal" style:font-weight-complex="normal"/>
    </style:style>
    <style:style style:name="T18" style:family="text">
      <style:text-properties officeooo:rsid="0019e370"/>
    </style:style>
    <style:style style:name="T19" style:family="text">
      <style:text-properties officeooo:rsid="001efb36"/>
    </style:style>
    <style:style style:name="T20" style:family="text">
      <style:text-properties officeooo:rsid="00202b30"/>
    </style:style>
    <style:style style:name="T21" style:family="text">
      <style:text-properties officeooo:rsid="0017e98e"/>
    </style:style>
    <style:style style:name="T22" style:family="text">
      <style:text-properties officeooo:rsid="003c8ef7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culdade SENAI FATESG</text:p>
      <text:p text:style-name="P3">Curso Superior de Tecnologia em Análise e Desenvolvimento de Sistemas</text:p>
      <text:p text:style-name="P1"/>
      <text:p text:style-name="P1">Componente Curricular: Persistência Objeto Relacional</text:p>
      <text:p text:style-name="P1">Docente: Elisabete Tie Hato</text:p>
      <text:p text:style-name="P1">Aluno: Eduardo Macedo Santos</text:p>
      <text:p text:style-name="P1"/>
      <text:p text:style-name="P2">Exercício Banco de Dados</text:p>
      <text:p text:style-name="P1"/>
      <text:p text:style-name="P10">1. Qual a diferença entre BD, SGBD e Sistemas de BD:</text:p>
      <text:p text:style-name="P10"/>
      <text:p text:style-name="P10">R:<text:span text:style-name="T1"> </text:span><text:span text:style-name="T5">BD (Banco de Dados) é o conjunto de dados destinados a atender às necessidades de uma comunidade de usuários.</text:span></text:p>
      <text:p text:style-name="P10"><text:span text:style-name="T5"/></text:p>
      <text:p text:style-name="P14"><text:span text:style-name="T1">SGBD (Sistema Gerenciador de Banco de Dados) é o software ou conjunto de softwares capaz de fazer a definição, recuperação e alteração dos dados </text:span><text:span text:style-name="T6">de um Banco de Dados.</text:span></text:p>
      <text:p text:style-name="P14"><text:span text:style-name="T6"/></text:p>
      <text:p text:style-name="P15"><text:span text:style-name="T6">S</text:span><text:span text:style-name="T1">istema de BD é o conjunto de BD e SGBD organizados de forma a funcionarem em conjunto para oferecer acesso controlado à</text:span><text:span text:style-name="T7">s informações armazenadas.</text:span></text:p>
      <text:p text:style-name="P6"/>
      <text:p text:style-name="P8">2. O que é DDL e DML? Porque é importante em um sistema de BD armazenar os dados em um arquivo separado de sua definição?</text:p>
      <text:p text:style-name="P4"/>
      <text:p text:style-name="P8">R:<text:span text:style-name="T1"> </text:span><text:span text:style-name="T2">DDL (Data Definition Language) é o conjunto de comandos SQL que determinam a estrutura de organização das tabelas do Banco de Dados, como CREATE, ALTER, TRUNCATE, COMMENT e RENAME. DML (Data Manipulation Language) é o conjunto de comandos SQL que faz a consulta e o gerenciamento dos dados, com os comandos SELECT, INSERT, UPDATE e DELETE, por exemplo.</text:span></text:p>
      <text:p text:style-name="P8"><text:span text:style-name="T2"/></text:p>
      <text:p text:style-name="P9"><text:span text:style-name="T2">É </text:span><text:span text:style-name="T1">importante o SGBD guardar os dados e a definição </text:span><text:span text:style-name="T3">em arquivos separado para </text:span><text:span text:style-name="T4">facilitar o gerenciamento da estrutura, que quando for alterada não faz necessária alteração em todo <text:s/>o conjunto de arquivos da base de dados.</text:span></text:p>
      <text:p text:style-name="P4"/>
      <text:p text:style-name="P8">3. Qual a diferença entre entidade forte e entidade fraca? Dê um exemplo de cada.</text:p>
      <text:p text:style-name="P8"/>
      <text:p text:style-name="P8">R:<text:span text:style-name="T1"> </text:span><text:span text:style-name="T8">Entidade Forte é a entidade que existe por si só, não sendo necessário estar vinculada a algum</text:span><text:span text:style-name="T9">a outra unidade para ser válida. E a Entidade Fraca não é válida </text:span><text:span text:style-name="T10">em um sistema</text:span><text:span text:style-name="T9"> se não estiver vinculada a uma outra entidade.</text:span></text:p>
      <text:p text:style-name="P8"><text:span text:style-name="T9"/></text:p>
      <text:p text:style-name="P16"><text:span text:style-name="T9">E</text:span><text:span text:style-name="T1">xemplo: </text:span><text:span text:style-name="T11">A entidade Banco(codigo, nome) é uma entidade Forte. A entidade Agencia(cod_banco, numero, nome, endereco) </text:span><text:span text:style-name="T12">é uma entidade Fraca.</text:span></text:p>
      <text:p text:style-name="P4"/>
      <text:p text:style-name="P11">4. Quais são os tipos de chaves existente no banco de dados? Todas tem a mesma utilidade?</text:p>
      <text:p text:style-name="P5"/>
      <text:p text:style-name="P12">R:<text:span text:style-name="T1"> </text:span></text:p>
      <text:p text:style-name="P12"><text:span text:style-name="T15">Chave Primária – Sempre obrigatória e nunca pode se repetir, é utilizada para identificar uma tupla (registro).</text:span></text:p>
      <text:p text:style-name="P12"><text:span text:style-name="T15"/></text:p>
      <text:p text:style-name="P25"><text:span text:style-name="T1">Chave Estrangeira – É um atributo que depende de outro atributo, comumente identifica a relação com outra entidade.</text:span></text:p>
      <text:p text:style-name="P25"><text:span text:style-name="T1"/></text:p>
      <text:p text:style-name="P25"><text:span text:style-name="T1">Chave Única – Utilizada para campos que não podem ter valores repetidos na tabela.</text:span></text:p>
      <text:p text:style-name="P25"><text:soft-page-break/><text:span text:style-name="T1">Chave </text:span><text:span text:style-name="T16">Candidata</text:span><text:span text:style-name="T1"> – </text:span><text:span text:style-name="T16">Assim como a chave primária impede a inclusão de registros duplicados por ser obrigatória e única, geralmente </text:span><text:span text:style-name="T17">atua em um escopo específico da tabela</text:span><text:span text:style-name="T16">.</text:span></text:p>
      <text:p text:style-name="P5"/>
      <text:p text:style-name="P13"><text:span text:style-name="T21">5</text:span>. Quais são os comandos DDL’s e DML’s existentes na linguagem SQL? Para que serve cada comando?</text:p>
      <text:p text:style-name="P13"/>
      <text:p text:style-name="P13">R:<text:span text:style-name="T1"> </text:span></text:p>
      <text:p text:style-name="P18">- DDL:</text:p>
      <text:p text:style-name="P18"><text:span text:style-name="T1">CREATE – Cria objetos no banco de dados.</text:span></text:p>
      <text:p text:style-name="P18"><text:span text:style-name="T1">ALTER – Altera a estrutura d</text:span><text:span text:style-name="T13">o banco</text:span><text:span text:style-name="T1"> de dados</text:span></text:p>
      <text:p text:style-name="P19"><text:span text:style-name="T1">TRUNCATE – </text:span><text:span text:style-name="T14">Remove todos os registros de uma tabela.</text:span></text:p>
      <text:p text:style-name="P20"><text:span text:style-name="T1">COMMENT – Inclui um comentário ao dicionário de dados.</text:span></text:p>
      <text:p text:style-name="P20"><text:span text:style-name="T1">RENAME – Renomear um objeto do banco de dados.</text:span></text:p>
      <text:p text:style-name="P20"><text:span text:style-name="T1"/></text:p>
      <text:p text:style-name="P20">- <text:span text:style-name="T22">DML:</text:span></text:p>
      <text:p text:style-name="P21"><text:span text:style-name="T1">SELECT – Recupera dados do banco de dados.</text:span></text:p>
      <text:p text:style-name="P21"><text:span text:style-name="T1">INSERT – Insere dados nas tabelas do banco de dados.</text:span></text:p>
      <text:p text:style-name="P21"><text:span text:style-name="T1">UPDATE – Atualiza dados dos registros das tabelas.</text:span></text:p>
      <text:p text:style-name="P22"><text:span text:style-name="T1">DELETE – Exclui registros das tabelas.</text:span></text:p>
      <text:p text:style-name="P23"><text:span text:style-name="T1">CALL – Invoca um programa PL/SQL</text:span></text:p>
      <text:p text:style-name="P23"><text:span text:style-name="T1">EXPLAIN PLAN – Explica os passos de acesso aos dados.</text:span></text:p>
      <text:p text:style-name="P24"><text:span text:style-name="T1">LOCK TABLE – Trava a tabela para fazer controle de concorrência.</text:span></text:p>
      <text:p text:style-name="P7"/>
      <text:p text:style-name="P17">6. Construa o MER para o seguinte cenário:</text:p>
      <text:p text:style-name="P17"><text:tab/>Considere o banco de dados de uma livraria, onde:</text:p>
      <text:list xml:id="list2620100954" text:style-name="L1">
        <text:list-item>
          <text:p text:style-name="P31"><text:tab/>A livraria deseja manter um cadastro de clientes.</text:p>
        </text:list-item>
        <text:list-item>
          <text:p text:style-name="P26"><text:tab/><text:span text:style-name="T18">Sobre cada cliente, é importante manter seu endereço, telefone, CPF e lista dos livros que este cliente já comprou. Para cada compra, é importante guardar a data em que esta foi realizada.</text:span></text:p>
        </text:list-item>
        <text:list-item>
          <text:p text:style-name="P27"><text:tab/>Um cliente pode comprar muitos livros. Um livro pode ser vendido para mais de um cliente pois geralmente há vários livros em estoque.</text:p>
        </text:list-item>
        <text:list-item>
          <text:p text:style-name="P28"><text:tab/>Um cliente pode ser pessoa física ou jurídica. Se for pessoa jurídica, o seu identificador deve ser o CNPJ.</text:p>
        </text:list-item>
        <text:list-item>
          <text:p text:style-name="P28"><text:tab/>A livraria compra livros de editoras.</text:p>
        </text:list-item>
        <text:list-item>
          <text:p text:style-name="P29"><text:span text:style-name="T19">S</text:span>obre as editoras, a livraria precisa de seu código, endereço, telefone de contato e o nome de seu gerente.</text:p>
        </text:list-item>
        <text:list-item>
          <text:p text:style-name="P29">Cada cliente tem um código único.</text:p>
        </text:list-item>
        <text:list-item>
          <text:p text:style-name="P29">Deve-se manter um cadastro sobre cada livro na <text:span text:style-name="T20">livraria. Para cada livro, é importante armazenar o nome do autor, assunto, editora, ISBN e a quantidade dos livros em estoque.</text:span></text:p>
        </text:list-item>
        <text:list-item>
          <text:p text:style-name="P30">Editoras diferentes não fornecem o mesmo tipo de livro.</text:p>
        </text:list-item>
      </text:list>
      <text:p text:style-name="P33"/>
      <text:p text:style-name="P34">7. Construa os scripts de criação do banco de dados do exercício anterior, com os devidos relacionamentos.</text:p>
      <text:p text:style-name="P34"/>
      <text:p text:style-name="P34">R:<text:span text:style-name="T1"> </text:span></text:p>
      <text:p text:style-name="P32">CREATE TABLE assunto (</text:p>
      <text:p text:style-name="P32">codigo SERIAL NOT NULL, </text:p>
      <text:p text:style-name="P32">assunto varchar(20) NOT NULL UNIQUE, </text:p>
      <text:p text:style-name="P32">PRIMARY KEY (codigo)</text:p>
      <text:p text:style-name="P32">);</text:p>
      <text:p text:style-name="P32"/>
      <text:p text:style-name="P32"><text:soft-page-break/>CREATE TABLE autor (</text:p>
      <text:p text:style-name="P32">codigo SERIAL NOT NULL, </text:p>
      <text:p text:style-name="P32">nome_completo varchar(50) NOT NULL, </text:p>
      <text:p text:style-name="P32">nome varchar(50) NOT NULL, </text:p>
      <text:p text:style-name="P32">PRIMARY KEY (codigo)</text:p>
      <text:p text:style-name="P32">);</text:p>
      <text:p text:style-name="P32"/>
      <text:p text:style-name="P32">CREATE TABLE cliente (</text:p>
      <text:p text:style-name="P32">codigo SERIAL NOT NULL, </text:p>
      <text:p text:style-name="P32">nome varchar(50) NOT NULL, </text:p>
      <text:p text:style-name="P32">endereco varchar(100) NOT NULL, </text:p>
      <text:p text:style-name="P32">telefone varchar(16) NOT NULL, </text:p>
      <text:p text:style-name="P32">cpf bigint UNIQUE, </text:p>
      <text:p text:style-name="P32">cnpj bigint UNIQUE, </text:p>
      <text:p text:style-name="P32">PRIMARY KEY (codigo)</text:p>
      <text:p text:style-name="P32">);</text:p>
      <text:p text:style-name="P32"/>
      <text:p text:style-name="P32">CREATE TABLE editora (</text:p>
      <text:p text:style-name="P32">codigo SERIAL NOT NULL, </text:p>
      <text:p text:style-name="P32">nome varchar(50) NOT NULL UNIQUE, </text:p>
      <text:p text:style-name="P32">endereco varchar(100) NOT NULL, </text:p>
      <text:p text:style-name="P32">telefone varchar(16) NOT NULL, </text:p>
      <text:p text:style-name="P32">gerente varchar(50) NOT NULL, </text:p>
      <text:p text:style-name="P32">PRIMARY KEY (codigo)</text:p>
      <text:p text:style-name="P32">);</text:p>
      <text:p text:style-name="P32"/>
      <text:p text:style-name="P32">CREATE TABLE estado (</text:p>
      <text:p text:style-name="P32">codigo integer NOT NULL, </text:p>
      <text:p text:style-name="P32">nome varchar(30) NOT NULL, </text:p>
      <text:p text:style-name="P32">sigla char(2) NOT NULL, </text:p>
      <text:p text:style-name="P32">PRIMARY KEY (codigo)</text:p>
      <text:p text:style-name="P32">);</text:p>
      <text:p text:style-name="P32"/>
      <text:p text:style-name="P32">CREATE TABLE compra (</text:p>
      <text:p text:style-name="P32">codigo SERIAL NOT NULL, </text:p>
      <text:p text:style-name="P32">data date NOT NULL, </text:p>
      <text:p text:style-name="P32">cod_cliente integer NOT NULL, </text:p>
      <text:p text:style-name="P32">PRIMARY KEY (codigo),</text:p>
      <text:p text:style-name="P32">FOREIGN KEY (cod_cliente) REFERENCES cliente (codigo)</text:p>
      <text:p text:style-name="P32">);</text:p>
      <text:p text:style-name="P32"/>
      <text:p text:style-name="P32">CREATE TABLE livro (</text:p>
      <text:p text:style-name="P32">codigo SERIAL NOT NULL, </text:p>
      <text:p text:style-name="P32">titulo varchar(50) NOT NULL, </text:p>
      <text:p text:style-name="P32">isbn bigint NOT NULL UNIQUE, </text:p>
      <text:p text:style-name="P32">cod_editora integer NOT NULL, </text:p>
      <text:p text:style-name="P32">quantidade integer DEFAULT 0 NOT NULL, </text:p>
      <text:p text:style-name="P32">valor_unit real NOT NULL, </text:p>
      <text:p text:style-name="P32">PRIMARY KEY (codigo),</text:p>
      <text:p text:style-name="P32">FOREIGN KEY (cod_editora) REFERENCES editora (codigo)</text:p>
      <text:p text:style-name="P32">);</text:p>
      <text:p text:style-name="P32"/>
      <text:p text:style-name="P32"><text:soft-page-break/>CREATE TABLE endereco_cliente (</text:p>
      <text:p text:style-name="P32">codigo SERIAL NOT NULL,</text:p>
      <text:p text:style-name="P32">cod_cliente integer NOT NULL, </text:p>
      <text:p text:style-name="P32">cep integer NOT NULL, </text:p>
      <text:p text:style-name="P32">logradouro varchar(100) NOT NULL, </text:p>
      <text:p text:style-name="P32">numero integer, </text:p>
      <text:p text:style-name="P32">complemento varchar(100), </text:p>
      <text:p text:style-name="P32">bairro varchar(50) NOT NULL, </text:p>
      <text:p text:style-name="P32">cidade varchar(50) NOT NULL, </text:p>
      <text:p text:style-name="P32">cod_estado integer NOT NULL, </text:p>
      <text:p text:style-name="P32">padrao bool NOT NULL,</text:p>
      <text:p text:style-name="P32">PRIMARY KEY (codigo),</text:p>
      <text:p text:style-name="P32">FOREIGN KEY (cod_cliente) REFERENCES cliente(codigo),</text:p>
      <text:p text:style-name="P32">FOREIGN KEY (cod_estado) REFERENCES estado(codigo)</text:p>
      <text:p text:style-name="P32">);</text:p>
      <text:p text:style-name="P32"/>
      <text:p text:style-name="P32">CREATE TABLE item_compra (</text:p>
      <text:p text:style-name="P32">cod_compra integer NOT NULL, </text:p>
      <text:p text:style-name="P32">sequencia integer NOT NULL, </text:p>
      <text:p text:style-name="P32">cod_livro integer NOT NULL, </text:p>
      <text:p text:style-name="P32">quantidade integer NOT NULL, </text:p>
      <text:p text:style-name="P32">valor_unit real NOT NULL, </text:p>
      <text:p text:style-name="P32">PRIMARY KEY (cod_compra, sequencia),</text:p>
      <text:p text:style-name="P32">FOREIGN KEY (cod_livro) REFERENCES livro (codigo),</text:p>
      <text:p text:style-name="P32">FOREIGN KEY (cod_compra) REFERENCES compra (codigo)</text:p>
      <text:p text:style-name="P32">);</text:p>
      <text:p text:style-name="P32"/>
      <text:p text:style-name="P32">CREATE TABLE livro_assunto (</text:p>
      <text:p text:style-name="P32">cod_livro integer NOT NULL, </text:p>
      <text:p text:style-name="P32">cod_assunto integer NOT NULL, </text:p>
      <text:p text:style-name="P32">PRIMARY KEY (cod_livro, cod_assunto),</text:p>
      <text:p text:style-name="P32">FOREIGN KEY (cod_livro) REFERENCES livro (codigo),</text:p>
      <text:p text:style-name="P32">FOREIGN KEY (cod_assunto) REFERENCES assunto (codigo)</text:p>
      <text:p text:style-name="P32">);</text:p>
      <text:p text:style-name="P32"/>
      <text:p text:style-name="P32">CREATE TABLE livro_autor (</text:p>
      <text:p text:style-name="P32">cod_livro integer NOT NULL,</text:p>
      <text:p text:style-name="P32">cod_autor integer NOT NULL, </text:p>
      <text:p text:style-name="P32">PRIMARY KEY (cod_livro, cod_autor),</text:p>
      <text:p text:style-name="P32">FOREIGN KEY (cod_livro) REFERENCES livro (codigo),</text:p>
      <text:p text:style-name="P32">FOREIGN KEY (cod_autor) REFERENCES autor (codigo)</text:p>
      <text:p text:style-name="P32">);</text:p>
      <text:p text:style-name="P35"/>
      <text:p text:style-name="P32"/>
      <text:p text:style-name="P34">8. Construa os scripts de inserção de dados no banco de dados do exercício anterior, cada entidade deve conter no mínimo cinco tuplas.</text:p>
      <text:p text:style-name="P34"/>
      <text:p text:style-name="P34">R:<text:span text:style-name="T1"> </text:span></text:p>
      <text:p text:style-name="P35"/>
      <text:p text:style-name="P32"/>
      <text:p text:style-name="P34">9. Construa cinco consultas envolvendo no mínimo quatro entidades. Obrigatório o uso do comando “JOIN”.</text:p>
      <text:p text:style-name="P34"/>
      <text:p text:style-name="P34"><text:soft-page-break/>R: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8:42:16.509375640</meta:creation-date>
    <dc:date>2018-02-23T18:09:11.877495938</dc:date>
    <meta:editing-duration>PT5H42M54S</meta:editing-duration>
    <meta:editing-cycles>47</meta:editing-cycles>
    <meta:generator>LibreOffice/5.4.0.3$Linux_X86_64 LibreOffice_project/40m0$Build-3</meta:generator>
    <meta:document-statistic meta:table-count="0" meta:image-count="0" meta:object-count="0" meta:page-count="5" meta:paragraph-count="145" meta:word-count="1084" meta:character-count="6783" meta:non-whitespace-character-count="5781"/>
  </office:meta>
</office:document-meta>
</file>